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16"/>
        <table:table-column table:style-name="co3" table:default-cell-style-name="ce61"/>
        <table:table-column table:style-name="co4" table:default-cell-style-name="ce61"/>
        <table:table-column table:style-name="co5" table:default-cell-style-name="ce1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Presentar Justificante de Inasist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 Conflictuad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Conflictuado debe de haber recibido una Medida de Apremio y haberse dirigido a la pestaña “Documentos de Caso” dentro del Caso de conciliación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conoce que el Usuario Conflictuado ha Aportado un Justificante y dejará de insistir en la presentación del documento avalatorio de la inasist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30" office:value-type="date" office:date-value="2019-11-26" calcext:value-type="date">
            <text:p>26/11/19</text:p>
          </table:table-cell>
          <table:table-cell table:style-name="ce45" office:value-type="string" calcext:value-type="string">
            <text:p>Versión:</text:p>
          </table:table-cell>
          <table:table-cell table:style-name="ce34" office:value-type="string" calcext:value-type="string">
            <text:p>V 2,0</text:p>
          </table:table-cell>
        </table:table-row>
        <table:table-row table:style-name="ro2">
          <table:table-cell table:style-name="ce10" office:value-type="string" calcext:value-type="string" table:number-columns-spanned="6" table:number-rows-spanned="1">
            <text:p>Proposito:</text:p>
          </table:table-cell>
          <table:covered-table-cell table:style-name="ce17"/>
          <table:covered-table-cell table:number-columns-repeated="4" table:style-name="ce58"/>
        </table:table-row>
        <table:table-row table:style-name="ro2">
          <table:table-cell table:style-name="ce11" office:value-type="string" calcext:value-type="string" table:number-columns-spanned="6" table:number-rows-spanned="1">
            <text:p>Se describen los pasos para que un Usuario Conflictuado realice la Justificación de una Inasistencia</text:p>
          </table:table-cell>
          <table:covered-table-cell table:style-name="ce17"/>
          <table:covered-table-cell table:number-columns-repeated="4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Resumen:</text:p>
          </table:table-cell>
          <table:covered-table-cell table:style-name="ce17"/>
          <table:covered-table-cell table:number-columns-repeated="4" table:style-name="ce58"/>
        </table:table-row>
        <table:table-row table:style-name="ro2">
          <table:table-cell table:style-name="ce12" office:value-type="string" calcext:value-type="string" table:number-columns-spanned="6" table:number-rows-spanned="1">
            <text:p>El Usuario Conflictuado escoge la opción “Justificar Inasistencia”, una sección muestra la opción de “Buscar Archivo”. El Usuario Conflictuado pincha en la opción y se muestra un directorio de su dispositivo, donde busca y selecciona el archivo dando en “Abrir”. El sistema muestra una animación de carga y un mensaje de éxito notificando de que se le informará al Conciliador del documento subido.</text:p>
          </table:table-cell>
          <table:covered-table-cell table:number-columns-repeated="5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Conflictuado escoge la opción “Justificar Inasistencia”</text:p>
          </table:table-cell>
          <table:covered-table-cell/>
          <table:table-cell table:style-name="ce24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a sección con la opción “Subir Archivo” para cargar el justificante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El Usuario Conflictuado elige la opción de “Buscar Archivo”</text:p>
          </table:table-cell>
          <table:covered-table-cell/>
          <table:table-cell table:style-name="ce24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a interfaz con el directorio interno del dispositivo, donde el Usuario podrá buscar el archivo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Usuario Conflictuado busca y elige el documento Justificante dando a “Abrir”</text:p>
          </table:table-cell>
          <table:covered-table-cell/>
          <table:table-cell table:style-name="ce25"/>
          <table:table-cell table:number-columns-spanned="2" table:number-rows-spanned="1"/>
          <table:covered-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Usuario Conflictuado carga el archivo dando a “Subir Justificante”</text:p>
          </table:table-cell>
          <table:covered-table-cell/>
          <table:table-cell table:style-name="ce24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se haya cargado un documento y que la extensión sea la correc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en la carga del documento justificante e informa de la notificación que se realiza al Conciliador para que sea evaluado el justificante</text:p>
          </table:table-cell>
          <table:covered-table-cell/>
        </table:table-row>
        <table:table-row table:style-name="ro2">
          <table:table-cell table:style-name="ce10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sistema muestra un mensaje de advertencia: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“No se ha escogido un documento desde el dispositivo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“La extensión del documento ingresado no está soportada”</text:p>
          </table:table-cell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error: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“El documento ha tardado mucho en cargarse, intenta subirlo otra vez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“Debido a un error desconocido el documento no pudo ser cargado correctamente”</text:p>
          </table:table-cell>
          <table:covered-table-cell table:number-columns-repeated="4"/>
        </table:table-row>
        <table:table-row table:style-name="ro2">
          <table:table-cell table:style-name="ce10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 table:number-columns-spanned="5" table:number-rows-spanned="1">
            <text:p>La extensión del Justificante debe ser únicamente pdf</text:p>
          </table:table-cell>
          <table:covered-table-cell table:number-columns-repeated="4" table:style-name="Default"/>
        </table:table-row>
        <table:table-row table:style-name="ro2">
          <table:table-cell table:style-name="ce10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/>
          <table:table-cell table:number-columns-spanned="5" table:number-rows-spanned="1"/>
          <table:covered-table-cell table:number-columns-repeated="4"/>
        </table:table-row>
        <table:table-row table:style-name="ro2">
          <table:table-cell/>
          <table:table-cell table:number-columns-spanned="5" table:number-rows-spanned="1"/>
          <table:covered-table-cell table:number-columns-repeated="4"/>
        </table:table-row>
        <table:table-row table:style-name="ro2">
          <table:table-cell/>
          <table:table-cell table:number-columns-spanned="5" table:number-rows-spanned="1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1:08:46.7913237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7T01:08:59.493869491</dc:date>
    <meta:editing-duration>PT5H14M</meta:editing-duration>
    <meta:editing-cycles>65</meta:editing-cycles>
    <meta:generator>LibreOffice/6.2.7.1$Linux_X86_64 LibreOffice_project/20$Build-1</meta:generator>
    <meta:document-statistic meta:table-count="1" meta:cell-count="52" meta:object-count="0"/>
  </office:meta>
</office:document-meta>
</file>